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180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D card carriage</text:p>
          </table:table-cell>
          <table:table-cell office:value-type="string" calcext:value-type="string">
            <text:p>Holds and makes contact with the c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mouser.com/ProductDetail/SparkFun/BOB-00544?qs=WyAARYrbSnZK7N50UQw0UQ%3D%3D&amp;gclid=EAIaIQobChMI4KPcy5a84AIVjyCtBh33MgsvEAQYAyABEgJzLvD_Bw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3v regulato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3v-5v converter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7">00/00/0000</text:date>, <text:time style:data-style-name="N2" text:time-value="01:14:44.1301166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09:24:14.811235664</meta:creation-date>
    <dc:date>2019-03-07T01:18:24.859998913</dc:date>
    <meta:editing-duration>PT27M33S</meta:editing-duration>
    <meta:editing-cycles>10</meta:editing-cycles>
    <meta:generator>LibreOffice/6.0.7.3$Linux_X86_64 LibreOffice_project/00m0$Build-3</meta:generator>
    <meta:document-statistic meta:table-count="1" meta:cell-count="16" meta:object-count="0"/>
  </office:meta>
</office:document-meta>
</file>